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draw:frame text:anchor-type="as-char" svg:width="152.40mm" svg:height="133.35mm" style:rel-width="scale" style:rel-height="scale"><draw:object-ole xlink:href="OleObj1"/><draw:image xlink:href="ObjectReplacements/OleObj1"/></draw:frame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